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Inter" fo:font-size="12pt"/>
    </style:style>
    <style:style style:name="P3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Inter" fo:font-size="10.5pt"/>
    </style:style>
    <style:style style:name="P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8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9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0" style:family="paragraph" style:parent-style-name="Text_20_body" style:list-style-name="L6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1" style:family="paragraph" style:parent-style-name="Text_20_body" style:list-style-name="L7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2" style:family="paragraph" style:parent-style-name="Text_20_body" style:list-style-name="L8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3" style:family="paragraph" style:parent-style-name="Text_20_body" style:list-style-name="L9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4" style:family="paragraph" style:parent-style-name="Text_20_body" style:list-style-name="L10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5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Inter" fo:font-size="10.5pt"/>
    </style:style>
    <style:style style:name="T1" style:family="text">
      <style:text-properties fo:background-color="#ffff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line-break/>Final Score: 30/30</text:p>
      <text:section text:style-name="Sect1" text:name="3916">
        <text:p text:style-name="P3">1)</text:p>
        <text:p text:style-name="P4">A successful security design must meet three principles in order to limit security threats. What are these guiding principles?</text:p>
        <text:p text:style-name="P4"/>
        <text:list xml:id="list4206756208985908703" text:style-name="L1">
          <text:list-item>
            <text:p text:style-name="P5">Prevention, Detection, and Analysis.</text:p>
          </text:list-item>
          <text:list-item>
            <text:p text:style-name="P5">Prevention, Investigation, and Mitigation.</text:p>
          </text:list-item>
          <text:list-item>
            <text:p text:style-name="P5">Prevention, Detection, and Response.<text:tab/><text:tab/><text:tab/><text:tab/><text:span text:style-name="T1">rigth</text:span></text:p>
          </text:list-item>
          <text:list-item>
            <text:p text:style-name="P5">Prevention, Analysis, and Reporting.</text:p>
          </text:list-item>
        </text:list>
        <text:p text:style-name="P15">Score: 3.00</text:p>
      </text:section>
      <text:section text:style-name="Sect1" text:name="3917">
        <text:p text:style-name="P3">2)</text:p>
        <text:p text:style-name="P4">Which of the following security mechanisms is in charge of creating a virtual trap to entice attackers?</text:p>
        <text:p text:style-name="P4"/>
        <text:list xml:id="list7378861910185561082" text:style-name="L2">
          <text:list-item>
            <text:p text:style-name="P6">DMZ</text:p>
          </text:list-item>
          <text:list-item>
            <text:p text:style-name="P6">Antivirus</text:p>
          </text:list-item>
          <text:list-item>
            <text:p text:style-name="P6">Honeypot<text:tab/><text:tab/><text:tab/><text:span text:style-name="T1">rigth</text:span></text:p>
          </text:list-item>
          <text:list-item>
            <text:p text:style-name="P6">EDR</text:p>
          </text:list-item>
        </text:list>
        <text:p text:style-name="P15">Score: 3.00</text:p>
      </text:section>
      <text:section text:style-name="Sect1" text:name="3918">
        <text:p text:style-name="P3">3)</text:p>
        <text:p text:style-name="P4">Which security mechanism should an organization use to restrict employees from forwarding an email with the phrase "sensitive"?</text:p>
        <text:p text:style-name="P4"/>
        <text:list xml:id="list8046605661373380787" text:style-name="L3">
          <text:list-item>
            <text:p text:style-name="P7">DLP<text:tab/><text:tab/><text:tab/><text:tab/><text:tab/><text:span text:style-name="T1">rigth</text:span></text:p>
          </text:list-item>
          <text:list-item>
            <text:p text:style-name="P7">Antivirus</text:p>
          </text:list-item>
          <text:list-item>
            <text:p text:style-name="P7">SIEM</text:p>
          </text:list-item>
          <text:list-item>
            <text:p text:style-name="P7">Firewall</text:p>
          </text:list-item>
        </text:list>
        <text:p text:style-name="P15">Score: 3.00</text:p>
      </text:section>
      <text:section text:style-name="Sect1" text:name="3919">
        <text:p text:style-name="P3">4)</text:p>
        <text:p text:style-name="P4">Which of the following is a "person-based" identification factor?</text:p>
        <text:p text:style-name="P4"/>
        <text:list xml:id="list2747545494343539182" text:style-name="L4">
          <text:list-item>
            <text:p text:style-name="P8">Passwords</text:p>
          </text:list-item>
          <text:list-item>
            <text:p text:style-name="P8">Fingerprints<text:tab/><text:tab/><text:tab/><text:tab/><text:span text:style-name="T1">rigth</text:span></text:p>
          </text:list-item>
          <text:list-item>
            <text:p text:style-name="P8">PINs</text:p>
          </text:list-item>
          <text:list-item>
            <text:p text:style-name="P8">A smartcard</text:p>
          </text:list-item>
        </text:list>
        <text:p text:style-name="P15">Score: 3.00</text:p>
      </text:section>
      <text:section text:style-name="Sect1" text:name="3920">
        <text:p text:style-name="P3">5)</text:p>
        <text:p text:style-name="P4">What are outbound rules?</text:p>
        <text:p text:style-name="P4"/>
        <text:list xml:id="list4441662689194632830" text:style-name="L5">
          <text:list-item>
            <text:p text:style-name="P9">Rules that apply to system administrators only</text:p>
          </text:list-item>
          <text:list-item>
            <text:p text:style-name="P9"><text:soft-page-break/>Rules that apply to incoming connections trying to access a network</text:p>
          </text:list-item>
          <text:list-item>
            <text:p text:style-name="P9">Rules that define the traffic that can be allowed when connecting to a network</text:p>
          </text:list-item>
          <text:list-item>
            <text:p text:style-name="P9">Rules that define the traffic that can be allowed when going out of a network<text:tab/><text:tab/><text:span text:style-name="T1">rigth</text:span></text:p>
          </text:list-item>
        </text:list>
        <text:p text:style-name="P15">Score: 3.00</text:p>
      </text:section>
      <text:section text:style-name="Sect1" text:name="3921">
        <text:p text:style-name="P3">6)</text:p>
        <text:p text:style-name="P4">Which of the following statements about firewalls is correct?</text:p>
        <text:p text:style-name="P4"/>
        <text:list xml:id="list3172090475197864236" text:style-name="L6">
          <text:list-item>
            <text:p text:style-name="P10">They are software that filters all network traffic coming into or out of the network to prevent unwanted access.<text:tab/><text:tab/><text:tab/><text:span text:style-name="T1">rigth</text:span></text:p>
          </text:list-item>
          <text:list-item>
            <text:p text:style-name="P10">They are software that set up a virtual trap to entice attackers.</text:p>
          </text:list-item>
          <text:list-item>
            <text:p text:style-name="P10">They are devices that put at an organization's border to prevent unwanted physical access.</text:p>
          </text:list-item>
          <text:list-item>
            <text:p text:style-name="P10">They are tools created to keep files from causing harm to the organization.</text:p>
          </text:list-item>
        </text:list>
        <text:p text:style-name="P15">Score: 3.00</text:p>
      </text:section>
      <text:section text:style-name="Sect1" text:name="3922">
        <text:p text:style-name="P3">7)</text:p>
        <text:p text:style-name="P4">How does SIEM work?</text:p>
        <text:p text:style-name="P4"/>
        <text:list xml:id="list1082449280518291304" text:style-name="L7">
          <text:list-item>
            <text:p text:style-name="P11">It detects data from multiple sources, blocks potential threats, and generates alerts to analysts.</text:p>
          </text:list-item>
          <text:list-item>
            <text:p text:style-name="P11">It gathers data from multiple sources, normalizes and categorizes, analyzes, and generates alerts to analysts.<text:tab/><text:tab/><text:tab/><text:tab/><text:span text:style-name="T1">rigth</text:span></text:p>
          </text:list-item>
          <text:list-item>
            <text:p text:style-name="P11">It blocks possible threats from various sources, categorizes the data, and provides reports for analysts.</text:p>
          </text:list-item>
          <text:list-item>
            <text:p text:style-name="P11">All of the above</text:p>
          </text:list-item>
        </text:list>
        <text:p text:style-name="P15">Score: 3.00</text:p>
      </text:section>
      <text:section text:style-name="Sect1" text:name="3923">
        <text:p text:style-name="P3">8)</text:p>
        <text:p text:style-name="P4">Which process is in charge of ensuring that someone is who they say they are?</text:p>
        <text:p text:style-name="P4"/>
        <text:list xml:id="list8169152982666341330" text:style-name="L8">
          <text:list-item>
            <text:p text:style-name="P12">Application</text:p>
          </text:list-item>
          <text:list-item>
            <text:p text:style-name="P12">Authorization</text:p>
          </text:list-item>
          <text:list-item>
            <text:p text:style-name="P12">Access Control</text:p>
          </text:list-item>
          <text:list-item>
            <text:p text:style-name="P12">Authentication<text:tab/><text:tab/><text:tab/><text:span text:style-name="T1">rigth</text:span></text:p>
          </text:list-item>
        </text:list>
        <text:p text:style-name="P15">Score: 3.00</text:p>
      </text:section>
      <text:section text:style-name="Sect1" text:name="3924">
        <text:p text:style-name="P3">9)</text:p>
        <text:p text:style-name="P4">How are firewalls used to protect an organization?</text:p>
        <text:p text:style-name="P4"/>
        <text:list xml:id="list4117973526480827202" text:style-name="L9">
          <text:list-item>
            <text:p text:style-name="P13">Firewalls can prevent and block infiltration from multiple actors and impose workplace web browsing restrictions.<text:tab/><text:tab/><text:tab/><text:span text:style-name="T1">rigth</text:span></text:p>
          </text:list-item>
          <text:list-item>
            <text:p text:style-name="P13">Firewalls can detect malicious documents and prevent them from operating on the organization's network.</text:p>
          </text:list-item>
          <text:list-item>
            <text:p text:style-name="P13">Firewalls can alert analysts if an intrusion is found, and the analysts will determine whether to authorize it or not.</text:p>
          </text:list-item>
          <text:list-item>
            <text:p text:style-name="P13"><text:soft-page-break/>Firewalls can be used to allow analysts to manage the organization's user access control and configuration.</text:p>
          </text:list-item>
        </text:list>
        <text:p text:style-name="P15">Score: 3.00</text:p>
      </text:section>
      <text:section text:style-name="Sect1" text:name="3925">
        <text:p text:style-name="P3">10)</text:p>
        <text:p text:style-name="P4">Assume an attacker has infiltrated an organization and configured remain on the network for months. Which security mechanism can detect and prevent it from happening?</text:p>
        <text:p text:style-name="P4"/>
        <text:list xml:id="list7208002505658867482" text:style-name="L10">
          <text:list-item>
            <text:p text:style-name="P14">DLP</text:p>
          </text:list-item>
          <text:list-item>
            <text:p text:style-name="P14">EDR<text:tab/><text:tab/><text:tab/><text:span text:style-name="T1">rigth</text:span></text:p>
          </text:list-item>
          <text:list-item>
            <text:p text:style-name="P14">SIEM</text:p>
          </text:list-item>
          <text:list-item>
            <text:p text:style-name="P14">IPS</text:p>
          </text:list-item>
        </text:list>
        <text:p text:style-name="P15">Score: 3.00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64cm" fo:margin-bottom="0.912cm" fo:margin-left="1.191cm" fo:margin-right="1.0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54S</meta:editing-duration>
    <meta:editing-cycles>3</meta:editing-cycles>
    <meta:generator>OpenOffice/4.1.14$Win32 OpenOffice.org_project/4114m1$Build-9811</meta:generator>
    <dc:date>2023-12-01T13:21:22.82</dc:date>
    <meta:document-statistic meta:table-count="0" meta:image-count="0" meta:object-count="0" meta:page-count="3" meta:paragraph-count="71" meta:word-count="467" meta:character-count="2770"/>
    <dc:creator>kaos sevdalisi</dc:creator>
    <meta:user-defined meta:name="Info 1"/>
    <meta:user-defined meta:name="Info 2"/>
    <meta:user-defined meta:name="Info 3"/>
    <meta:user-defined meta:name="Info 4"/>
  </office:meta>
</office:document-meta>
</file>